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1634000009770A2935C897F637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.977cm, 4.151cm, 4.777cm, 7.36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21.59cm" svg:height="6.199cm" svg:x="0cm" svg:y="10cm">
          <draw:image xlink:href="Pictures/1000020100001634000009770A2935C897F637C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3-04-28T18:45:14.848000000</dc:date>
    <meta:editing-duration>PT1M34S</meta:editing-duration>
    <meta:editing-cycles>1</meta:editing-cycles>
    <meta:document-statistic meta:object-count="1"/>
    <meta:generator>Neat_Office/6.2.8.2$Windows_x86 LibreOffice_project/</meta:generator>
  </office:meta>
</office:document-meta>
</file>